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125" officeooo:paragraph-rsid="00030125"/>
    </style:style>
    <style:style style:name="P2" style:family="paragraph" style:parent-style-name="Standard">
      <style:text-properties officeooo:rsid="00042644" officeooo:paragraph-rsid="00042644"/>
    </style:style>
    <style:style style:name="P3" style:family="paragraph" style:parent-style-name="Standard">
      <style:text-properties officeooo:rsid="00050294" officeooo:paragraph-rsid="00050294"/>
    </style:style>
    <style:style style:name="P4" style:family="paragraph" style:parent-style-name="Standard">
      <style:text-properties officeooo:rsid="00051896" officeooo:paragraph-rsid="00051896"/>
    </style:style>
    <style:style style:name="P5" style:family="paragraph" style:parent-style-name="Standard">
      <style:text-properties officeooo:rsid="0005a196" officeooo:paragraph-rsid="0005a196"/>
    </style:style>
    <style:style style:name="P6" style:family="paragraph" style:parent-style-name="Standard">
      <style:text-properties officeooo:rsid="00079aae" officeooo:paragraph-rsid="00079aae"/>
    </style:style>
    <style:style style:name="P7" style:family="paragraph" style:parent-style-name="Standard">
      <style:text-properties officeooo:rsid="0008b4e9" officeooo:paragraph-rsid="0008b4e9"/>
    </style:style>
    <style:style style:name="P8" style:family="paragraph" style:parent-style-name="Standard">
      <style:text-properties officeooo:rsid="000a566c" officeooo:paragraph-rsid="000a56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Disadvantages of not using Cloud:</text:p>
      <text:p text:style-name="P1"/>
      <text:p text:style-name="P1">Highly expensive setup. (server management cost, server cost, variable nature of traffic coming to servers).</text:p>
      <text:p text:style-name="P1">Troubleshooting </text:p>
      <text:p text:style-name="P1"/>
      <text:p text:style-name="P2">Service Models: Iaas, Paas, Saas.</text:p>
      <text:p text:style-name="P3">Deployment Models: Private, public, hybrid.</text:p>
      <text:p text:style-name="P3"/>
      <text:p text:style-name="P4">Azure Fundamentals:</text:p>
      <text:p text:style-name="P4"/>
      <text:p text:style-name="P5">Compute Domain: App Service, VM and Function.</text:p>
      <text:p text:style-name="P6">App service: Automated version of VM. We can only deploy application on app service.</text:p>
      <text:p text:style-name="P6"/>
      <text:p text:style-name="P8">Storage Domain: Blob Storage, Queue Storage, Backup storage.</text:p>
      <text:p text:style-name="P7">Blob Storage: Filesystem where we can upload the fil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7:23:45.299566425</meta:creation-date>
    <dc:date>2024-02-01T18:02:34.555351413</dc:date>
    <meta:editing-duration>PT28M3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71" meta:character-count="496" meta:non-whitespace-character-count="434"/>
  </office:meta>
</office:document-meta>
</file>